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2.83pt" svg:y="169.26pt">
            <loext:p draw:notify-on-update-of-ranges="Sheet1.A4:Sheet1.A13 Sheet1.A4:Sheet1.A13 Sheet1.D3:Sheet1.D3 Sheet1.D4:Sheet1.D13 Sheet1.A4:Sheet1.A13 Sheet1.G3:Sheet1.G3 Sheet1.G4:Sheet1.G13 Sheet1.A4:Sheet1.A13 Sheet1.H3:Sheet1.H3 Sheet1.H4:Sheet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ircular Plat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1">
            <text:p>1st Nat. Freq. [rad/s]</text:p>
          </table:table-cell>
          <table:covered-table-cell table:number-columns-repeated="2" table:style-name="ce2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adius [m]</text:p>
          </table:table-cell>
          <table:table-cell office:value-type="string" calcext:value-type="string">
            <text:p>Dt [s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Exact</text:p>
          </table:table-cell>
          <table:table-cell table:formula="of:=[.A3]" office:value-type="string" office:string-value="Radius [m]" calcext:value-type="string">
            <text:p>Radius [m]</text:p>
          </table:table-cell>
          <table:table-cell table:formula="of:=[.D3]" office:value-type="string" office:string-value="Exact" calcext:value-type="string">
            <text:p>Exac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Eigensolver consistent</text:p>
          </table:table-cell>
          <table:table-cell office:value-type="string" calcext:value-type="string">
            <text:p>Eigensolver lump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2*PI()/[.D4]/40" office:value-type="float" office:value="0.00203148221105822" calcext:value-type="float">
            <text:p>0.002</text:p>
          </table:table-cell>
          <table:table-cell table:style-name="ce1" table:formula="of:=2*PI()/[.D4]" office:value-type="float" office:value="0.0812592884423289" calcext:value-type="float">
            <text:p>0.081</text:p>
          </table:table-cell>
          <table:table-cell table:style-name="ce3" table:formula="of:=4.977*15.536/[.A4]/[.A4]" office:value-type="float" office:value="77.322672" calcext:value-type="float">
            <text:p>77.32</text:p>
          </table:table-cell>
          <table:table-cell table:formula="of:=[.A4]" office:value-type="float" office:value="1" calcext:value-type="float">
            <text:p>1</text:p>
          </table:table-cell>
          <table:table-cell table:formula="of:=[.D4]" office:value-type="float" office:value="77.322672" calcext:value-type="float">
            <text:p>77.322672</text:p>
          </table:table-cell>
          <table:table-cell table:style-name="ce3" office:value-type="float" office:value="73.06" calcext:value-type="float">
            <text:p>73.06</text:p>
          </table:table-cell>
          <table:table-cell table:style-name="ce3" table:formula="of:=SQRT(5978.61)" office:value-type="float" office:value="77.3214717914759" calcext:value-type="float">
            <text:p>77.32</text:p>
          </table:table-cell>
          <table:table-cell table:formula="of:=SQRT(5921.12)" office:value-type="float" office:value="76.948814155905" calcext:value-type="float">
            <text:p>76.9488141559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style-name="ce1" table:formula="of:=2*PI()/[.D5]/40" office:value-type="float" office:value="0.00812592884423289" calcext:value-type="float">
            <text:p>0.008</text:p>
          </table:table-cell>
          <table:table-cell table:style-name="ce1" table:formula="of:=2*PI()/[.D5]" office:value-type="float" office:value="0.325037153769316" calcext:value-type="float">
            <text:p>0.325</text:p>
          </table:table-cell>
          <table:table-cell table:style-name="ce3" table:formula="of:=4.977*15.536/[.A5]/[.A5]" office:value-type="float" office:value="19.330668" calcext:value-type="float">
            <text:p>19.33</text:p>
          </table:table-cell>
          <table:table-cell table:formula="of:=[.A5]" office:value-type="float" office:value="2" calcext:value-type="float">
            <text:p>2</text:p>
          </table:table-cell>
          <table:table-cell table:formula="of:=[.D5]" office:value-type="float" office:value="19.330668" calcext:value-type="float">
            <text:p>19.330668</text:p>
          </table:table-cell>
          <table:table-cell table:style-name="ce3" office:value-type="float" office:value="18.27" calcext:value-type="float">
            <text:p>18.27</text:p>
          </table:table-cell>
          <table:table-cell table:style-name="ce3" table:formula="of:=SQRT(259.278)" office:value-type="float" office:value="16.1021116627603" calcext:value-type="float">
            <text:p>16.10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1" table:formula="of:=2*PI()/[.D6]/40" office:value-type="float" office:value="0.018283339899524" calcext:value-type="float">
            <text:p>0.018</text:p>
          </table:table-cell>
          <table:table-cell table:style-name="ce1" table:formula="of:=2*PI()/[.D6]" office:value-type="float" office:value="0.73133359598096" calcext:value-type="float">
            <text:p>0.731</text:p>
          </table:table-cell>
          <table:table-cell table:style-name="ce3" table:formula="of:=4.977*15.536/[.A6]/[.A6]" office:value-type="float" office:value="8.591408" calcext:value-type="float">
            <text:p>8.59</text:p>
          </table:table-cell>
          <table:table-cell table:formula="of:=[.A6]" office:value-type="float" office:value="3" calcext:value-type="float">
            <text:p>3</text:p>
          </table:table-cell>
          <table:table-cell table:formula="of:=[.D6]" office:value-type="float" office:value="8.591408" calcext:value-type="float">
            <text:p>8.591408</text:p>
          </table:table-cell>
          <table:table-cell table:style-name="ce3" office:value-type="float" office:value="8.12" calcext:value-type="float">
            <text:p>8.12</text:p>
          </table:table-cell>
          <table:table-cell table:style-name="ce3" table:formula="of:=SQRT(66.9926)" office:value-type="float" office:value="8.1849007324463" calcext:value-type="float">
            <text:p>8.18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1" table:formula="of:=2*PI()/[.D7]/40" office:value-type="float" office:value="0.0325037153769316" calcext:value-type="float">
            <text:p>0.033</text:p>
          </table:table-cell>
          <table:table-cell table:style-name="ce1" table:formula="of:=2*PI()/[.D7]" office:value-type="float" office:value="1.30014861507726" calcext:value-type="float">
            <text:p>1.300</text:p>
          </table:table-cell>
          <table:table-cell table:style-name="ce3" table:formula="of:=4.977*15.536/[.A7]/[.A7]" office:value-type="float" office:value="4.832667" calcext:value-type="float">
            <text:p>4.83</text:p>
          </table:table-cell>
          <table:table-cell table:formula="of:=[.A7]" office:value-type="float" office:value="4" calcext:value-type="float">
            <text:p>4</text:p>
          </table:table-cell>
          <table:table-cell table:formula="of:=[.D7]" office:value-type="float" office:value="4.832667" calcext:value-type="float">
            <text:p>4.832667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table:formula="of:=SQRT(22.3528)" office:value-type="float" office:value="4.72787478683605" calcext:value-type="float">
            <text:p>4.73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1" table:formula="of:=2*PI()/[.D8]/40" office:value-type="float" office:value="0.0507870552764555" calcext:value-type="float">
            <text:p>0.051</text:p>
          </table:table-cell>
          <table:table-cell table:style-name="ce1" table:formula="of:=2*PI()/[.D8]" office:value-type="float" office:value="2.03148221105822" calcext:value-type="float">
            <text:p>2.031</text:p>
          </table:table-cell>
          <table:table-cell table:style-name="ce3" table:formula="of:=4.977*15.536/[.A8]/[.A8]" office:value-type="float" office:value="3.09290688" calcext:value-type="float">
            <text:p>3.09</text:p>
          </table:table-cell>
          <table:table-cell table:formula="of:=[.A8]" office:value-type="float" office:value="5" calcext:value-type="float">
            <text:p>5</text:p>
          </table:table-cell>
          <table:table-cell table:formula="of:=[.D8]" office:value-type="float" office:value="3.09290688" calcext:value-type="float">
            <text:p>3.09290688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table:formula="of:=SQRT(9.29413)" office:value-type="float" office:value="3.04862756006699" calcext:value-type="float">
            <text:p>3.05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1" table:formula="of:=2*PI()/[.D9]/40" office:value-type="float" office:value="0.073133359598096" calcext:value-type="float">
            <text:p>0.073</text:p>
          </table:table-cell>
          <table:table-cell table:style-name="ce1" table:formula="of:=2*PI()/[.D9]" office:value-type="float" office:value="2.92533438392384" calcext:value-type="float">
            <text:p>2.925</text:p>
          </table:table-cell>
          <table:table-cell table:style-name="ce3" table:formula="of:=4.977*15.536/[.A9]/[.A9]" office:value-type="float" office:value="2.147852" calcext:value-type="float">
            <text:p>2.15</text:p>
          </table:table-cell>
          <table:table-cell table:formula="of:=[.A9]" office:value-type="float" office:value="6" calcext:value-type="float">
            <text:p>6</text:p>
          </table:table-cell>
          <table:table-cell table:formula="of:=[.D9]" office:value-type="float" office:value="2.147852" calcext:value-type="float">
            <text:p>2.147852</text:p>
          </table:table-cell>
          <table:table-cell table:style-name="ce3" office:value-type="float" office:value="2" calcext:value-type="float">
            <text:p>2.00</text:p>
          </table:table-cell>
          <table:table-cell table:style-name="ce3" table:formula="of:=SQRT(4.50659)" office:value-type="float" office:value="2.12287305319937" calcext:value-type="float">
            <text:p>2.12</text:p>
          </table:table-cell>
          <table:table-cell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1" table:formula="of:=2*PI()/[.D10]/40" office:value-type="float" office:value="0.0995426283418529" calcext:value-type="float">
            <text:p>0.100</text:p>
          </table:table-cell>
          <table:table-cell table:style-name="ce1" table:formula="of:=2*PI()/[.D10]" office:value-type="float" office:value="3.98170513367411" calcext:value-type="float">
            <text:p>3.982</text:p>
          </table:table-cell>
          <table:table-cell table:style-name="ce3" table:formula="of:=4.977*15.536/[.A10]/[.A10]" office:value-type="float" office:value="1.57801371428571" calcext:value-type="float">
            <text:p>1.58</text:p>
          </table:table-cell>
          <table:table-cell table:formula="of:=[.A10]" office:value-type="float" office:value="7" calcext:value-type="float">
            <text:p>7</text:p>
          </table:table-cell>
          <table:table-cell table:formula="of:=[.D10]" office:value-type="float" office:value="1.57801371428571" calcext:value-type="float">
            <text:p>1.5780137143</text:p>
          </table:table-cell>
          <table:table-cell table:style-name="ce3" office:value-type="float" office:value="1.5" calcext:value-type="float">
            <text:p>1.50</text:p>
          </table:table-cell>
          <table:table-cell table:style-name="ce3" table:formula="of:=SQRT(2.43825)" office:value-type="float" office:value="1.56148967335682" calcext:value-type="float">
            <text:p>1.56</text:p>
          </table:table-cell>
          <table:table-cell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style-name="ce1" table:formula="of:=2*PI()/[.D11]/40" office:value-type="float" office:value="0.130014861507726" calcext:value-type="float">
            <text:p>0.130</text:p>
          </table:table-cell>
          <table:table-cell table:style-name="ce1" table:formula="of:=2*PI()/[.D11]" office:value-type="float" office:value="5.20059446030905" calcext:value-type="float">
            <text:p>5.201</text:p>
          </table:table-cell>
          <table:table-cell table:style-name="ce3" table:formula="of:=4.977*15.536/[.A11]/[.A11]" office:value-type="float" office:value="1.20816675" calcext:value-type="float">
            <text:p>1.21</text:p>
          </table:table-cell>
          <table:table-cell table:formula="of:=[.A11]" office:value-type="float" office:value="8" calcext:value-type="float">
            <text:p>8</text:p>
          </table:table-cell>
          <table:table-cell table:formula="of:=[.D11]" office:value-type="float" office:value="1.20816675" calcext:value-type="float">
            <text:p>1.20816675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table:formula="of:=SQRT(1.43089)" office:value-type="float" office:value="1.19619814412162" calcext:value-type="float">
            <text:p>1.20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style-name="ce1" table:formula="of:=2*PI()/[.D12]/40" office:value-type="float" office:value="0.164550059095716" calcext:value-type="float">
            <text:p>0.165</text:p>
          </table:table-cell>
          <table:table-cell table:style-name="ce1" table:formula="of:=2*PI()/[.D12]" office:value-type="float" office:value="6.58200236382864" calcext:value-type="float">
            <text:p>6.582</text:p>
          </table:table-cell>
          <table:table-cell table:style-name="ce3" table:formula="of:=4.977*15.536/[.A12]/[.A12]" office:value-type="float" office:value="0.954600888888889" calcext:value-type="float">
            <text:p>0.95</text:p>
          </table:table-cell>
          <table:table-cell table:formula="of:=[.A12]" office:value-type="float" office:value="9" calcext:value-type="float">
            <text:p>9</text:p>
          </table:table-cell>
          <table:table-cell table:formula="of:=[.D12]" office:value-type="float" office:value="0.954600888888889" calcext:value-type="float">
            <text:p>0.9546008889</text:p>
          </table:table-cell>
          <table:table-cell table:style-name="ce3" office:value-type="float" office:value="0.892" calcext:value-type="float">
            <text:p>0.89</text:p>
          </table:table-cell>
          <table:table-cell table:style-name="ce3" table:formula="of:=SQRT(0.893838)" office:value-type="float" office:value="0.945430060871771" calcext:value-type="float">
            <text:p>0.95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1" table:formula="of:=2*PI()/[.D13]/40" office:value-type="float" office:value="0.203148221105822" calcext:value-type="float">
            <text:p>0.203</text:p>
          </table:table-cell>
          <table:table-cell table:style-name="ce1" table:formula="of:=2*PI()/[.D13]" office:value-type="float" office:value="8.12592884423289" calcext:value-type="float">
            <text:p>8.126</text:p>
          </table:table-cell>
          <table:table-cell table:style-name="ce3" table:formula="of:=4.977*15.536/[.A13]/[.A13]" office:value-type="float" office:value="0.77322672" calcext:value-type="float">
            <text:p>0.77</text:p>
          </table:table-cell>
          <table:table-cell table:formula="of:=[.A13]" office:value-type="float" office:value="10" calcext:value-type="float">
            <text:p>10</text:p>
          </table:table-cell>
          <table:table-cell table:formula="of:=[.D13]" office:value-type="float" office:value="0.77322672" calcext:value-type="float">
            <text:p>0.77322672</text:p>
          </table:table-cell>
          <table:table-cell table:style-name="ce3" office:value-type="float" office:value="0.731" calcext:value-type="float">
            <text:p>0.73</text:p>
          </table:table-cell>
          <table:table-cell table:style-name="ce3" table:formula="of:=SQRT(0.58665)" office:value-type="float" office:value="0.7659308062743" calcext:value-type="float">
            <text:p>0.77</text:p>
          </table:table-cell>
          <table:table-cell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1) search interval (0.0, 1.0e4), search dimension 4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0:13:36.197072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9:11.896763389</meta:creation-date>
    <dc:date>2017-05-15T20:30:53.649726601</dc:date>
    <meta:editing-duration>PT57M50S</meta:editing-duration>
    <meta:editing-cycles>22</meta:editing-cycles>
    <meta:generator>LibreOffice/5.1.6.2$Linux_X86_64 LibreOffice_project/1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752cm" svg:y="3.703cm" style:legend-expansion="high" chart:style-name="ch2"/>
        <chart:plot-area chart:style-name="ch3" table:cell-range-address="Sheet1.A4:Sheet1.A13 Sheet1.D3:Sheet1.D13 Sheet1.G3:Sheet1.H13" chart:data-source-has-labels="both" svg:x="1.331cm" svg:y="0.18cm" svg:width="10.101cm" svg:height="7.659cm">
          <chartooo:coordinate-region svg:x="2.429cm" svg:y="0.38cm" svg:width="8.816cm" svg:height="6.812cm"/>
          <chart:axis chart:dimension="x" chart:name="primary-x" chart:style-name="ch4" chartooo:axis-type="auto">
            <chart:title svg:x="5.226cm" svg:y="8.019cm" chart:style-name="ch5">
              <text:p>plate radius [m]</text:p>
            </chart:title>
            <chart:categories table:cell-range-address="Sheet1.A4:Sheet1.A13"/>
          </chart:axis>
          <chart:axis chart:dimension="y" chart:name="primary-y" chart:style-name="ch6">
            <chart:title svg:x="0.451cm" svg:y="5.495cm" chart:style-name="ch7">
              <text:p>1st Nat. Freq. [rad/s]</text:p>
            </chart:title>
            <chart:grid chart:style-name="ch8" chart:class="major"/>
          </chart:axis>
          <chart:series chart:style-name="ch9" chart:values-cell-range-address="Sheet1.D4:Sheet1.D13" chart:label-cell-address="Sheet1.D3:Sheet1.D3" chart:class="chart:scatter">
            <chart:domain table:cell-range-address="Sheet1.A4:Sheet1.A13"/>
            <chart:data-point chart:repeated="10"/>
          </chart:series>
          <chart:series chart:style-name="ch10" chart:values-cell-range-address="Sheet1.G4:Sheet1.G13" chart:label-cell-address="Sheet1.G3:Sheet1.G3" chart:class="chart:scatter">
            <chart:data-point chart:repeated="10"/>
          </chart:series>
          <chart:series chart:style-name="ch11" chart:values-cell-range-address="Sheet1.H4:Sheet1.H13" chart:label-cell-address="Sheet1.H3:Sheet1.H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ct</text:p>
                <draw:g>
                  <svg:desc>Sheet1.D3:Sheet1.D3</svg:desc>
                </draw:g>
              </table:table-cell>
              <table:table-cell office:value-type="string">
                <text:p>Dynamic</text:p>
                <draw:g>
                  <svg:desc>Sheet1.G3:Sheet1.G3</svg:desc>
                </draw:g>
              </table:table-cell>
              <table:table-cell office:value-type="string">
                <text:p>Eigensolver consistent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77.322672">
                <text:p>77.322672</text:p>
                <draw:g>
                  <svg:desc>Sheet1.D4:Sheet1.D13</svg:desc>
                </draw:g>
              </table:table-cell>
              <table:table-cell office:value-type="float" office:value="73.06">
                <text:p>73.06</text:p>
                <draw:g>
                  <svg:desc>Sheet1.G4:Sheet1.G13</svg:desc>
                </draw:g>
              </table:table-cell>
              <table:table-cell office:value-type="float" office:value="77.3214717914759">
                <text:p>77.3214717914759</text:p>
                <draw:g>
                  <svg:desc>Sheet1.H4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330668">
                <text:p>19.330668</text:p>
              </table:table-cell>
              <table:table-cell office:value-type="float" office:value="18.27">
                <text:p>18.27</text:p>
              </table:table-cell>
              <table:table-cell office:value-type="float" office:value="16.1021116627603">
                <text:p>16.10211166276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591408">
                <text:p>8.591408</text:p>
              </table:table-cell>
              <table:table-cell office:value-type="float" office:value="8.12">
                <text:p>8.12</text:p>
              </table:table-cell>
              <table:table-cell office:value-type="float" office:value="8.1849007324463">
                <text:p>8.18490073244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32667">
                <text:p>4.832667</text:p>
              </table:table-cell>
              <table:table-cell office:value-type="float" office:value="4.56">
                <text:p>4.56</text:p>
              </table:table-cell>
              <table:table-cell office:value-type="float" office:value="4.72787478683605">
                <text:p>4.727874786836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09290688">
                <text:p>3.09290688</text:p>
              </table:table-cell>
              <table:table-cell office:value-type="float" office:value="2.92">
                <text:p>2.92</text:p>
              </table:table-cell>
              <table:table-cell office:value-type="float" office:value="3.04862756006699">
                <text:p>3.048627560066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147852">
                <text:p>2.147852</text:p>
              </table:table-cell>
              <table:table-cell office:value-type="float" office:value="2">
                <text:p>2</text:p>
              </table:table-cell>
              <table:table-cell office:value-type="float" office:value="2.12287305319937">
                <text:p>2.12287305319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7801371428571">
                <text:p>1.57801371428571</text:p>
              </table:table-cell>
              <table:table-cell office:value-type="float" office:value="1.5">
                <text:p>1.5</text:p>
              </table:table-cell>
              <table:table-cell office:value-type="float" office:value="1.56148967335682">
                <text:p>1.561489673356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0816675">
                <text:p>1.20816675</text:p>
              </table:table-cell>
              <table:table-cell office:value-type="float" office:value="1.15">
                <text:p>1.15</text:p>
              </table:table-cell>
              <table:table-cell office:value-type="float" office:value="1.19619814412162">
                <text:p>1.196198144121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4600888888889">
                <text:p>0.954600888888889</text:p>
              </table:table-cell>
              <table:table-cell office:value-type="float" office:value="0.892">
                <text:p>0.892</text:p>
              </table:table-cell>
              <table:table-cell office:value-type="float" office:value="0.945430060871771">
                <text:p>0.9454300608717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322672">
                <text:p>0.77322672</text:p>
              </table:table-cell>
              <table:table-cell office:value-type="float" office:value="0.731">
                <text:p>0.731</text:p>
              </table:table-cell>
              <table:table-cell office:value-type="float" office:value="0.7659308062743">
                <text:p>0.7659308062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